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2.7335in"/>
    </style:style>
    <style:style style:name="co4" style:family="table-column">
      <style:table-column-properties fo:break-before="auto" style:column-width="0.8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ocation ID</text:p>
          </table:table-cell>
          <table:table-cell office:value-type="string" calcext:value-type="string">
            <text:p>Location Code</text:p>
          </table:table-cell>
          <table:table-cell office:value-type="string" calcext:value-type="string">
            <text:p>Location Name</text:p>
          </table:table-cell>
          <table:table-cell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b</text:p>
          </table:table-cell>
          <table:table-cell office:value-type="string" calcext:value-type="string">
            <text:p>Mercay</text:p>
          </table:table-cell>
          <table:table-cell office:value-type="string" calcext:value-type="string">
            <text:p>On Mercay Island</text:p>
          </table:table-cell>
          <table:table-cell table:formula="of:=[.A2] &amp; &quot;: { &quot;&quot;id&quot;&quot;: &quot; &amp; [.A2] &amp; &quot;, &quot;&quot;name&quot;&quot;: &quot;&quot;&quot; &amp; [.C2] &amp; &quot;&quot;&quot;, &quot;&quot;code&quot;&quot;: &quot;&quot;&quot; &amp; [.B2] &amp; &quot;&quot;&quot;, },&quot;" office:value-type="string" office:string-value="0xb: { &quot;id&quot;: 0xb, &quot;name&quot;: &quot;On Mercay Island&quot;, &quot;code&quot;: &quot;Mercay&quot;, }," calcext:value-type="string">
            <text:p>0xb: { "id": 0xb, "name": "On Mercay Island", "code": "Mercay", },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Passage</text:p>
          </table:table-cell>
          <table:table-cell office:value-type="string" calcext:value-type="string">
            <text:p>Trekking the Mountain Passage</text:p>
          </table:table-cell>
          <table:table-cell table:formula="of:=[.A3] &amp; &quot;: { &quot;&quot;id&quot;&quot;: &quot; &amp; [.A3] &amp; &quot;, &quot;&quot;name&quot;&quot;: &quot;&quot;&quot; &amp; [.C3] &amp; &quot;&quot;&quot;, &quot;&quot;code&quot;&quot;: &quot;&quot;&quot; &amp; [.B3] &amp; &quot;&quot;&quot;, },&quot;" office:value-type="string" office:string-value="0x27: { &quot;id&quot;: 0x27, &quot;name&quot;: &quot;Trekking the Mountain Passage&quot;, &quot;code&quot;: &quot;Passage&quot;, }," calcext:value-type="string">
            <text:p>0x27: { "id": 0x27, "name": "Trekking the Mountain Passage", "code": "Passage", },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OceanKingLobby</text:p>
          </table:table-cell>
          <table:table-cell office:value-type="string" calcext:value-type="string">
            <text:p>At the entrance to the Temple of the Ocean King</text:p>
          </table:table-cell>
          <table:table-cell table:formula="of:=[.A4] &amp; &quot;: { &quot;&quot;id&quot;&quot;: &quot; &amp; [.A4] &amp; &quot;, &quot;&quot;name&quot;&quot;: &quot;&quot;&quot; &amp; [.C4] &amp; &quot;&quot;&quot;, &quot;&quot;code&quot;&quot;: &quot;&quot;&quot; &amp; [.B4] &amp; &quot;&quot;&quot;, },&quot;" office:value-type="string" office:string-value="0x26: { &quot;id&quot;: 0x26, &quot;name&quot;: &quot;At the entrance to the Temple of the Ocean King&quot;, &quot;code&quot;: &quot;OceanKingLobby&quot;, }," calcext:value-type="string">
            <text:p>0x26: { "id": 0x26, "name": "At the entrance to the Temple of the Ocean King", "code": "OceanKingLobby", },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OceanKing</text:p>
          </table:table-cell>
          <table:table-cell office:value-type="string" calcext:value-type="string">
            <text:p>In the Temple of the Ocean King</text:p>
          </table:table-cell>
          <table:table-cell table:formula="of:=[.A5] &amp; &quot;: { &quot;&quot;id&quot;&quot;: &quot; &amp; [.A5] &amp; &quot;, &quot;&quot;name&quot;&quot;: &quot;&quot;&quot; &amp; [.C5] &amp; &quot;&quot;&quot;, &quot;&quot;code&quot;&quot;: &quot;&quot;&quot; &amp; [.B5] &amp; &quot;&quot;&quot;, },&quot;" office:value-type="string" office:string-value="0x25: { &quot;id&quot;: 0x25, &quot;name&quot;: &quot;In the Temple of the Ocean King&quot;, &quot;code&quot;: &quot;OceanKing&quot;, }," calcext:value-type="string">
            <text:p>0x25: { "id": 0x25, "name": "In the Temple of the Ocean King", "code": "OceanKing", },</text:p>
          </table:table-cell>
        </table:table-row>
        <table:table-row table:style-name="ro1">
          <table:table-cell office:value-type="string" calcext:value-type="string">
            <text:p>0x65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On the file select screen</text:p>
          </table:table-cell>
          <table:table-cell table:formula="of:=[.A6] &amp; &quot;: { &quot;&quot;id&quot;&quot;: &quot; &amp; [.A6] &amp; &quot;, &quot;&quot;name&quot;&quot;: &quot;&quot;&quot; &amp; [.C6] &amp; &quot;&quot;&quot;, &quot;&quot;code&quot;&quot;: &quot;&quot;&quot; &amp; [.B6] &amp; &quot;&quot;&quot;, },&quot;" office:value-type="string" office:string-value="0x65: { &quot;id&quot;: 0x65, &quot;name&quot;: &quot;On the file select screen&quot;, &quot;code&quot;: &quot;File&quot;, }," calcext:value-type="string">
            <text:p>0x65: { "id": 0x65, "name": "On the file select screen", "code": "File", },</text:p>
          </table:table-cell>
        </table:table-row>
        <table:table-row table:style-name="ro1">
          <table:table-cell office:value-type="string" calcext:value-type="string">
            <text:p>0xcccc</text:p>
          </table:table-cell>
          <table:table-cell office:value-type="string" calcext:value-type="string">
            <text:p>WFC</text:p>
          </table:table-cell>
          <table:table-cell office:value-type="string" calcext:value-type="string">
            <text:p>On the Nintendo WFC Setup screen</text:p>
          </table:table-cell>
          <table:table-cell table:formula="of:=[.A7] &amp; &quot;: { &quot;&quot;id&quot;&quot;: &quot; &amp; [.A7] &amp; &quot;, &quot;&quot;name&quot;&quot;: &quot;&quot;&quot; &amp; [.C7] &amp; &quot;&quot;&quot;, &quot;&quot;code&quot;&quot;: &quot;&quot;&quot; &amp; [.B7] &amp; &quot;&quot;&quot;, },&quot;" office:value-type="string" office:string-value="0xcccc: { &quot;id&quot;: 0xcccc, &quot;name&quot;: &quot;On the Nintendo WFC Setup screen&quot;, &quot;code&quot;: &quot;WFC&quot;, }," calcext:value-type="string">
            <text:p>0xcccc: { "id": 0xcccc, "name": "On the Nintendo WFC Setup screen", "code": "WFC", },</text:p>
          </table:table-cell>
        </table:table-row>
        <table:table-row table:style-name="ro1">
          <table:table-cell office:value-type="string" calcext:value-type="string">
            <text:p>0x409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In Battle Mode</text:p>
          </table:table-cell>
          <table:table-cell table:formula="of:=[.A8] &amp; &quot;: { &quot;&quot;id&quot;&quot;: &quot; &amp; [.A8] &amp; &quot;, &quot;&quot;name&quot;&quot;: &quot;&quot;&quot; &amp; [.C8] &amp; &quot;&quot;&quot;, &quot;&quot;code&quot;&quot;: &quot;&quot;&quot; &amp; [.B8] &amp; &quot;&quot;&quot;, },&quot;" office:value-type="string" office:string-value="0x409: { &quot;id&quot;: 0x409, &quot;name&quot;: &quot;In Battle Mode&quot;, &quot;code&quot;: &quot;Battle&quot;, }," calcext:value-type="string">
            <text:p>0x409: { "id": 0x409, "name": "In Battle Mode", "code": "Battle", },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n the title screen</text:p>
          </table:table-cell>
          <table:table-cell table:formula="of:=[.A9] &amp; &quot;: { &quot;&quot;id&quot;&quot;: &quot; &amp; [.A9] &amp; &quot;, &quot;&quot;name&quot;&quot;: &quot;&quot;&quot; &amp; [.C9] &amp; &quot;&quot;&quot;, &quot;&quot;code&quot;&quot;: &quot;&quot;&quot; &amp; [.B9] &amp; &quot;&quot;&quot;, },&quot;" office:value-type="string" office:string-value="0x35: { &quot;id&quot;: 0x35, &quot;name&quot;: &quot;On the title screen&quot;, &quot;code&quot;: &quot;Title&quot;, }," calcext:value-type="string">
            <text:p>0x35: { "id": 0x35, "name": "On the title screen", "code": "Title", },</text:p>
          </table:table-cell>
        </table:table-row>
        <table:table-row table:style-name="ro1">
          <table:table-cell office:value-type="string" calcext:value-type="string">
            <text:p>0xd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On the Isle of Ember</text:p>
          </table:table-cell>
          <table:table-cell table:formula="of:=[.A10] &amp; &quot;: { &quot;&quot;id&quot;&quot;: &quot; &amp; [.A10] &amp; &quot;, &quot;&quot;name&quot;&quot;: &quot;&quot;&quot; &amp; [.C10] &amp; &quot;&quot;&quot;, &quot;&quot;code&quot;&quot;: &quot;&quot;&quot; &amp; [.B10] &amp; &quot;&quot;&quot;, },&quot;" office:value-type="string" office:string-value="0xd: { &quot;id&quot;: 0xd, &quot;name&quot;: &quot;On the Isle of Ember&quot;, &quot;code&quot;: &quot;Ember&quot;, }," calcext:value-type="string">
            <text:p>0xd: { "id": 0xd, "name": "On the Isle of Ember", "code": "Ember", },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TempleOfFire</text:p>
          </table:table-cell>
          <table:table-cell office:value-type="string" calcext:value-type="string">
            <text:p>In the Temple of Fire</text:p>
          </table:table-cell>
          <table:table-cell table:formula="of:=[.A11] &amp; &quot;: { &quot;&quot;id&quot;&quot;: &quot; &amp; [.A11] &amp; &quot;, &quot;&quot;name&quot;&quot;: &quot;&quot;&quot; &amp; [.C11] &amp; &quot;&quot;&quot;, &quot;&quot;code&quot;&quot;: &quot;&quot;&quot; &amp; [.B11] &amp; &quot;&quot;&quot;, },&quot;" office:value-type="string" office:string-value="0x1c: { &quot;id&quot;: 0x1c, &quot;name&quot;: &quot;In the Temple of Fire&quot;, &quot;code&quot;: &quot;TempleOfFire&quot;, }," calcext:value-type="string">
            <text:p>0x1c: { "id": 0x1c, "name": "In the Temple of Fire", "code": "TempleOfFire", },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Blaaz</text:p>
          </table:table-cell>
          <table:table-cell office:value-type="string" calcext:value-type="string">
            <text:p>In Blaaz’s lair…</text:p>
          </table:table-cell>
          <table:table-cell table:formula="of:=[.A12] &amp; &quot;: { &quot;&quot;id&quot;&quot;: &quot; &amp; [.A12] &amp; &quot;, &quot;&quot;name&quot;&quot;: &quot;&quot;&quot; &amp; [.C12] &amp; &quot;&quot;&quot;, &quot;&quot;code&quot;&quot;: &quot;&quot;&quot; &amp; [.B12] &amp; &quot;&quot;&quot;, },&quot;" office:value-type="string" office:string-value="0x2b: { &quot;id&quot;: 0x2b, &quot;name&quot;: &quot;In Blaaz’s lair…&quot;, &quot;code&quot;: &quot;Blaaz&quot;, }," calcext:value-type="string">
            <text:p>0x2b: { "id": 0x2b, "name": "In Blaaz’s lair…", "code": "Blaaz", },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On Cannon Island</text:p>
          </table:table-cell>
          <table:table-cell table:formula="of:=[.A13] &amp; &quot;: { &quot;&quot;id&quot;&quot;: &quot; &amp; [.A13] &amp; &quot;, &quot;&quot;name&quot;&quot;: &quot;&quot;&quot; &amp; [.C13] &amp; &quot;&quot;&quot;, &quot;&quot;code&quot;&quot;: &quot;&quot;&quot; &amp; [.B13] &amp; &quot;&quot;&quot;, },&quot;" office:value-type="string" office:string-value="0x13: { &quot;id&quot;: 0x13, &quot;name&quot;: &quot;On Cannon Island&quot;, &quot;code&quot;: &quot;Cannon&quot;, }," calcext:value-type="string">
            <text:p>0x13: { "id": 0x13, "name": "On Cannon Island", "code": "Cannon", },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BombGarden</text:p>
          </table:table-cell>
          <table:table-cell office:value-type="string" calcext:value-type="string">
            <text:p>In the Bomb Garden</text:p>
          </table:table-cell>
          <table:table-cell table:formula="of:=[.A14] &amp; &quot;: { &quot;&quot;id&quot;&quot;: &quot; &amp; [.A14] &amp; &quot;, &quot;&quot;name&quot;&quot;: &quot;&quot;&quot; &amp; [.C14] &amp; &quot;&quot;&quot;, &quot;&quot;code&quot;&quot;: &quot;&quot;&quot; &amp; [.B14] &amp; &quot;&quot;&quot;, },&quot;" office:value-type="string" office:string-value="0x28: { &quot;id&quot;: 0x28, &quot;name&quot;: &quot;In the Bomb Garden&quot;, &quot;code&quot;: &quot;BombGarden&quot;, }," calcext:value-type="string">
            <text:p>0x28: { "id": 0x28, "name": "In the Bomb Garden", "code": "BombGarden", },</text:p>
          </table:table-cell>
        </table:table-row>
        <table:table-row table:style-name="ro1">
          <table:table-cell office:value-type="string" calcext:value-type="string">
            <text:p>0xc</text:p>
          </table:table-cell>
          <table:table-cell office:value-type="string" calcext:value-type="string">
            <text:p>Molida</text:p>
          </table:table-cell>
          <table:table-cell office:value-type="string" calcext:value-type="string">
            <text:p>On Molida Island</text:p>
          </table:table-cell>
          <table:table-cell table:formula="of:=[.A15] &amp; &quot;: { &quot;&quot;id&quot;&quot;: &quot; &amp; [.A15] &amp; &quot;, &quot;&quot;name&quot;&quot;: &quot;&quot;&quot; &amp; [.C15] &amp; &quot;&quot;&quot;, &quot;&quot;code&quot;&quot;: &quot;&quot;&quot; &amp; [.B15] &amp; &quot;&quot;&quot;, },&quot;" office:value-type="string" office:string-value="0xc: { &quot;id&quot;: 0xc, &quot;name&quot;: &quot;On Molida Island&quot;, &quot;code&quot;: &quot;Molida&quot;, }," calcext:value-type="string">
            <text:p>0xc: { "id": 0xc, "name": "On Molida Island", "code": "Molida", },</text:p>
          </table:table-cell>
        </table:table-row>
        <table:table-row table:style-name="ro1">
          <table:table-cell office:value-type="string" calcext:value-type="string">
            <text:p>0xe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On the Isle of Gust</text:p>
          </table:table-cell>
          <table:table-cell table:formula="of:=[.A16] &amp; &quot;: { &quot;&quot;id&quot;&quot;: &quot; &amp; [.A16] &amp; &quot;, &quot;&quot;name&quot;&quot;: &quot;&quot;&quot; &amp; [.C16] &amp; &quot;&quot;&quot;, &quot;&quot;code&quot;&quot;: &quot;&quot;&quot; &amp; [.B16] &amp; &quot;&quot;&quot;, },&quot;" office:value-type="string" office:string-value="0xe: { &quot;id&quot;: 0xe, &quot;name&quot;: &quot;On the Isle of Gust&quot;, &quot;code&quot;: &quot;Gust&quot;, }," calcext:value-type="string">
            <text:p>0xe: { "id": 0xe, "name": "On the Isle of Gust", "code": "Gust", },</text:p>
          </table:table-cell>
        </table:table-row>
        <table:table-row table:style-name="ro1">
          <table:table-cell office:value-type="string" calcext:value-type="string">
            <text:p>0xa</text:p>
          </table:table-cell>
          <table:table-cell office:value-type="string" calcext:value-type="string">
            <text:p>Traveler</text:p>
          </table:table-cell>
          <table:table-cell office:value-type="string" calcext:value-type="string">
            <text:p>On a traveler’s ship</text:p>
          </table:table-cell>
          <table:table-cell table:formula="of:=[.A17] &amp; &quot;: { &quot;&quot;id&quot;&quot;: &quot; &amp; [.A17] &amp; &quot;, &quot;&quot;name&quot;&quot;: &quot;&quot;&quot; &amp; [.C17] &amp; &quot;&quot;&quot;, &quot;&quot;code&quot;&quot;: &quot;&quot;&quot; &amp; [.B17] &amp; &quot;&quot;&quot;, },&quot;" office:value-type="string" office:string-value="0xa: { &quot;id&quot;: 0xa, &quot;name&quot;: &quot;On a traveler’s ship&quot;, &quot;code&quot;: &quot;Traveler&quot;, }," calcext:value-type="string">
            <text:p>0xa: { "id": 0xa, "name": "On a traveler’s ship", "code": "Traveler", },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Somewhere on the Great Sea…</text:p>
          </table:table-cell>
          <table:table-cell table:formula="of:=[.A18] &amp; &quot;: { &quot;&quot;id&quot;&quot;: &quot; &amp; [.A18] &amp; &quot;, &quot;&quot;name&quot;&quot;: &quot;&quot;&quot; &amp; [.C18] &amp; &quot;&quot;&quot;, &quot;&quot;code&quot;&quot;: &quot;&quot;&quot; &amp; [.B18] &amp; &quot;&quot;&quot;, },&quot;" office:value-type="string" office:string-value="0x0: { &quot;id&quot;: 0x0, &quot;name&quot;: &quot;Somewhere on the Great Sea…&quot;, &quot;code&quot;: &quot;Sea&quot;, }," calcext:value-type="string">
            <text:p>0x0: { "id": 0x0, "name": "Somewhere on the Great Sea…", "code": "Sea", },</text:p>
          </table:table-cell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TempleOfWind</text:p>
          </table:table-cell>
          <table:table-cell office:value-type="string" calcext:value-type="string">
            <text:p>In the Temple of Wind</text:p>
          </table:table-cell>
          <table:table-cell table:formula="of:=[.A19] &amp; &quot;: { &quot;&quot;id&quot;&quot;: &quot; &amp; [.A19] &amp; &quot;, &quot;&quot;name&quot;&quot;: &quot;&quot;&quot; &amp; [.C19] &amp; &quot;&quot;&quot;, &quot;&quot;code&quot;&quot;: &quot;&quot;&quot; &amp; [.B19] &amp; &quot;&quot;&quot;, },&quot;" office:value-type="string" office:string-value="0x1d: { &quot;id&quot;: 0x1d, &quot;name&quot;: &quot;In the Temple of Wind&quot;, &quot;code&quot;: &quot;TempleOfWind&quot;, }," calcext:value-type="string">
            <text:p>0x1d: { "id": 0x1d, "name": "In the Temple of Wind", "code": "TempleOfWind", },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Cyclok</text:p>
          </table:table-cell>
          <table:table-cell office:value-type="string" calcext:value-type="string">
            <text:p>In Cyclok’s lair…</text:p>
          </table:table-cell>
          <table:table-cell table:formula="of:=[.A20] &amp; &quot;: { &quot;&quot;id&quot;&quot;: &quot; &amp; [.A20] &amp; &quot;, &quot;&quot;name&quot;&quot;: &quot;&quot;&quot; &amp; [.C20] &amp; &quot;&quot;&quot;, &quot;&quot;code&quot;&quot;: &quot;&quot;&quot; &amp; [.B20] &amp; &quot;&quot;&quot;, },&quot;" office:value-type="string" office:string-value="0x2a: { &quot;id&quot;: 0x2a, &quot;name&quot;: &quot;In Cyclok’s lair…&quot;, &quot;code&quot;: &quot;Cyclok&quot;, }," calcext:value-type="string">
            <text:p>0x2a: { "id": 0x2a, "name": "In Cyclok’s lair…", "code": "Cyclok", },</text:p>
          </table:table-cell>
        </table:table-row>
        <table:table-row table:style-name="ro1">
          <table:table-cell office:value-type="string" calcext:value-type="string">
            <text:p>0x3</text:p>
          </table:table-cell>
          <table:table-cell office:value-type="string" calcext:value-type="string">
            <text:p>Salvage</text:p>
          </table:table-cell>
          <table:table-cell office:value-type="string" calcext:value-type="string">
            <text:p>Salvaging in the Great Sea</text:p>
          </table:table-cell>
          <table:table-cell table:formula="of:=[.A21] &amp; &quot;: { &quot;&quot;id&quot;&quot;: &quot; &amp; [.A21] &amp; &quot;, &quot;&quot;name&quot;&quot;: &quot;&quot;&quot; &amp; [.C21] &amp; &quot;&quot;&quot;, &quot;&quot;code&quot;&quot;: &quot;&quot;&quot; &amp; [.B21] &amp; &quot;&quot;&quot;, },&quot;" office:value-type="string" office:string-value="0x3: { &quot;id&quot;: 0x3, &quot;name&quot;: &quot;Salvaging in the Great Sea&quot;, &quot;code&quot;: &quot;Salvage&quot;, }," calcext:value-type="string">
            <text:p>0x3: { "id": 0x3, "name": "Salvaging in the Great Sea", "code": "Salvage", },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TempleOfCourage</text:p>
          </table:table-cell>
          <table:table-cell office:value-type="string" calcext:value-type="string">
            <text:p>In the Temple of Courage</text:p>
          </table:table-cell>
          <table:table-cell table:formula="of:=[.A22] &amp; &quot;: { &quot;&quot;id&quot;&quot;: &quot; &amp; [.A22] &amp; &quot;, &quot;&quot;name&quot;&quot;: &quot;&quot;&quot; &amp; [.C22] &amp; &quot;&quot;&quot;, &quot;&quot;code&quot;&quot;: &quot;&quot;&quot; &amp; [.B22] &amp; &quot;&quot;&quot;, },&quot;" office:value-type="string" office:string-value="0x1e: { &quot;id&quot;: 0x1e, &quot;name&quot;: &quot;In the Temple of Courage&quot;, &quot;code&quot;: &quot;TempleOfCourage&quot;, }," calcext:value-type="string">
            <text:p>0x1e: { "id": 0x1e, "name": "In the Temple of Courage", "code": "TempleOfCourage", },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Crayk</text:p>
          </table:table-cell>
          <table:table-cell office:value-type="string" calcext:value-type="string">
            <text:p>In Crayk’s lair…</text:p>
          </table:table-cell>
          <table:table-cell table:formula="of:=[.A23] &amp; &quot;: { &quot;&quot;id&quot;&quot;: &quot; &amp; [.A23] &amp; &quot;, &quot;&quot;name&quot;&quot;: &quot;&quot;&quot; &amp; [.C23] &amp; &quot;&quot;&quot;, &quot;&quot;code&quot;&quot;: &quot;&quot;&quot; &amp; [.B23] &amp; &quot;&quot;&quot;, },&quot;" office:value-type="string" office:string-value="0x2c: { &quot;id&quot;: 0x2c, &quot;name&quot;: &quot;In Crayk’s lair…&quot;, &quot;code&quot;: &quot;Crayk&quot;, }," calcext:value-type="string">
            <text:p>0x2c: { "id": 0x2c, "name": "In Crayk’s lair…", "code": "Crayk", },</text:p>
          </table:table-cell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BelowDeck</text:p>
          </table:table-cell>
          <table:table-cell office:value-type="string" calcext:value-type="string">
            <text:p>Below deck on Linebeck’s ship</text:p>
          </table:table-cell>
          <table:table-cell table:formula="of:=[.A24] &amp; &quot;: { &quot;&quot;id&quot;&quot;: &quot; &amp; [.A24] &amp; &quot;, &quot;&quot;name&quot;&quot;: &quot;&quot;&quot; &amp; [.C24] &amp; &quot;&quot;&quot;, &quot;&quot;code&quot;&quot;: &quot;&quot;&quot; &amp; [.B24] &amp; &quot;&quot;&quot;, },&quot;" office:value-type="string" office:string-value="0x4: { &quot;id&quot;: 0x4, &quot;name&quot;: &quot;Below deck on Linebeck’s ship&quot;, &quot;code&quot;: &quot;BelowDeck&quot;, }," calcext:value-type="string">
            <text:p>0x4: { "id": 0x4, "name": "Below deck on Linebeck’s ship", "code": "BelowDeck", },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GhostShip</text:p>
          </table:table-cell>
          <table:table-cell office:value-type="string" calcext:value-type="string">
            <text:p>On the Ghost Ship</text:p>
          </table:table-cell>
          <table:table-cell table:formula="of:=[.A25] &amp; &quot;: { &quot;&quot;id&quot;&quot;: &quot; &amp; [.A25] &amp; &quot;, &quot;&quot;name&quot;&quot;: &quot;&quot;&quot; &amp; [.C25] &amp; &quot;&quot;&quot;, &quot;&quot;code&quot;&quot;: &quot;&quot;&quot; &amp; [.B25] &amp; &quot;&quot;&quot;, },&quot;" office:value-type="string" office:string-value="0x29: { &quot;id&quot;: 0x29, &quot;name&quot;: &quot;On the Ghost Ship&quot;, &quot;code&quot;: &quot;GhostShip&quot;, }," calcext:value-type="string">
            <text:p>0x29: { "id": 0x29, "name": "On the Ghost Ship", "code": "GhostShip", },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Cubus</text:p>
          </table:table-cell>
          <table:table-cell office:value-type="string" calcext:value-type="string">
            <text:p>Playing Dead Man’s Volley…</text:p>
          </table:table-cell>
          <table:table-cell table:formula="of:=[.A26] &amp; &quot;: { &quot;&quot;id&quot;&quot;: &quot; &amp; [.A26] &amp; &quot;, &quot;&quot;name&quot;&quot;: &quot;&quot;&quot; &amp; [.C26] &amp; &quot;&quot;&quot;, &quot;&quot;code&quot;&quot;: &quot;&quot;&quot; &amp; [.B26] &amp; &quot;&quot;&quot;, },&quot;" office:value-type="string" office:string-value="0x30: { &quot;id&quot;: 0x30, &quot;name&quot;: &quot;Playing Dead Man’s Volley…&quot;, &quot;code&quot;: &quot;Cubus&quot;, }," calcext:value-type="string">
            <text:p>0x30: { "id": 0x30, "name": "Playing Dead Man’s Volley…", "code": "Cubus", },</text:p>
          </table:table-cell>
        </table:table-row>
        <table:table-row table:style-name="ro1">
          <table:table-cell office:value-type="string" calcext:value-type="string">
            <text:p>0x16</text:p>
          </table:table-cell>
          <table:table-cell office:value-type="string" calcext:value-type="string">
            <text:p>Zauz</text:p>
          </table:table-cell>
          <table:table-cell office:value-type="string" calcext:value-type="string">
            <text:p>On Zauz’s Island</text:p>
          </table:table-cell>
          <table:table-cell table:formula="of:=[.A27] &amp; &quot;: { &quot;&quot;id&quot;&quot;: &quot; &amp; [.A27] &amp; &quot;, &quot;&quot;name&quot;&quot;: &quot;&quot;&quot; &amp; [.C27] &amp; &quot;&quot;&quot;, &quot;&quot;code&quot;&quot;: &quot;&quot;&quot; &amp; [.B27] &amp; &quot;&quot;&quot;, },&quot;" office:value-type="string" office:string-value="0x16: { &quot;id&quot;: 0x16, &quot;name&quot;: &quot;On Zauz’s Island&quot;, &quot;code&quot;: &quot;Zauz&quot;, }," calcext:value-type="string">
            <text:p>0x16: { "id": 0x16, "name": "On Zauz’s Island", "code": "Zauz", },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Goron</text:p>
          </table:table-cell>
          <table:table-cell office:value-type="string" calcext:value-type="string">
            <text:p>On Goron Island</text:p>
          </table:table-cell>
          <table:table-cell table:formula="of:=[.A28] &amp; &quot;: { &quot;&quot;id&quot;&quot;: &quot; &amp; [.A28] &amp; &quot;, &quot;&quot;name&quot;&quot;: &quot;&quot;&quot; &amp; [.C28] &amp; &quot;&quot;&quot;, &quot;&quot;code&quot;&quot;: &quot;&quot;&quot; &amp; [.B28] &amp; &quot;&quot;&quot;, },&quot;" office:value-type="string" office:string-value="0x10: { &quot;id&quot;: 0x10, &quot;name&quot;: &quot;On Goron Island&quot;, &quot;code&quot;: &quot;Goron&quot;, }," calcext:value-type="string">
            <text:p>0x10: { "id": 0x10, "name": "On Goron Island", "code": "Goron", },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GoronTemple</text:p>
          </table:table-cell>
          <table:table-cell office:value-type="string" calcext:value-type="string">
            <text:p>In the Goron Temple</text:p>
          </table:table-cell>
          <table:table-cell table:formula="of:=[.A29] &amp; &quot;: { &quot;&quot;id&quot;&quot;: &quot; &amp; [.A29] &amp; &quot;, &quot;&quot;name&quot;&quot;: &quot;&quot;&quot; &amp; [.C29] &amp; &quot;&quot;&quot;, &quot;&quot;code&quot;&quot;: &quot;&quot;&quot; &amp; [.B29] &amp; &quot;&quot;&quot;, },&quot;" office:value-type="string" office:string-value="0x20: { &quot;id&quot;: 0x20, &quot;name&quot;: &quot;In the Goron Temple&quot;, &quot;code&quot;: &quot;GoronTemple&quot;, }," calcext:value-type="string">
            <text:p>0x20: { "id": 0x20, "name": "In the Goron Temple", "code": "GoronTemple", },</text:p>
          </table:table-cell>
        </table:table-row>
        <table:table-row table:style-name="ro1">
          <table:table-cell office:value-type="string" calcext:value-type="string">
            <text:p>0x2e</text:p>
          </table:table-cell>
          <table:table-cell office:value-type="string" calcext:value-type="string">
            <text:p>Dongorongo</text:p>
          </table:table-cell>
          <table:table-cell office:value-type="string" calcext:value-type="string">
            <text:p>In Dongorongo’s lair…</text:p>
          </table:table-cell>
          <table:table-cell table:formula="of:=[.A30] &amp; &quot;: { &quot;&quot;id&quot;&quot;: &quot; &amp; [.A30] &amp; &quot;, &quot;&quot;name&quot;&quot;: &quot;&quot;&quot; &amp; [.C30] &amp; &quot;&quot;&quot;, &quot;&quot;code&quot;&quot;: &quot;&quot;&quot; &amp; [.B30] &amp; &quot;&quot;&quot;, },&quot;" office:value-type="string" office:string-value="0x2e: { &quot;id&quot;: 0x2e, &quot;name&quot;: &quot;In Dongorongo’s lair…&quot;, &quot;code&quot;: &quot;Dongorongo&quot;, }," calcext:value-type="string">
            <text:p>0x2e: { "id": 0x2e, "name": "In Dongorongo’s lair…", "code": "Dongorongo", },</text:p>
          </table:table-cell>
        </table:table-row>
        <table:table-row table:style-name="ro1">
          <table:table-cell office:value-type="string" calcext:value-type="string">
            <text:p>0xf</text:p>
          </table:table-cell>
          <table:table-cell office:value-type="string" calcext:value-type="string">
            <text:p>Frost</text:p>
          </table:table-cell>
          <table:table-cell office:value-type="string" calcext:value-type="string">
            <text:p>On the Isle of Frost</text:p>
          </table:table-cell>
          <table:table-cell table:formula="of:=[.A31] &amp; &quot;: { &quot;&quot;id&quot;&quot;: &quot; &amp; [.A31] &amp; &quot;, &quot;&quot;name&quot;&quot;: &quot;&quot;&quot; &amp; [.C31] &amp; &quot;&quot;&quot;, &quot;&quot;code&quot;&quot;: &quot;&quot;&quot; &amp; [.B31] &amp; &quot;&quot;&quot;, },&quot;" office:value-type="string" office:string-value="0xf: { &quot;id&quot;: 0xf, &quot;name&quot;: &quot;On the Isle of Frost&quot;, &quot;code&quot;: &quot;Frost&quot;, }," calcext:value-type="string">
            <text:p>0xf: { "id": 0xf, "name": "On the Isle of Frost", "code": "Frost", },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TempleOfIce</text:p>
          </table:table-cell>
          <table:table-cell office:value-type="string" calcext:value-type="string">
            <text:p>In the Temple of Ice</text:p>
          </table:table-cell>
          <table:table-cell table:formula="of:=[.A32] &amp; &quot;: { &quot;&quot;id&quot;&quot;: &quot; &amp; [.A32] &amp; &quot;, &quot;&quot;name&quot;&quot;: &quot;&quot;&quot; &amp; [.C32] &amp; &quot;&quot;&quot;, &quot;&quot;code&quot;&quot;: &quot;&quot;&quot; &amp; [.B32] &amp; &quot;&quot;&quot;, },&quot;" office:value-type="string" office:string-value="0x1f: { &quot;id&quot;: 0x1f, &quot;name&quot;: &quot;In the Temple of Ice&quot;, &quot;code&quot;: &quot;TempleOfIce&quot;, }," calcext:value-type="string">
            <text:p>0x1f: { "id": 0x1f, "name": "In the Temple of Ice", "code": "TempleOfIce", },</text:p>
          </table:table-cell>
        </table:table-row>
        <table:table-row table:style-name="ro1">
          <table:table-cell office:value-type="string" calcext:value-type="string">
            <text:p>0x2d</text:p>
          </table:table-cell>
          <table:table-cell office:value-type="string" calcext:value-type="string">
            <text:p>Gleeok</text:p>
          </table:table-cell>
          <table:table-cell office:value-type="string" calcext:value-type="string">
            <text:p>In Gleeok’s lair…</text:p>
          </table:table-cell>
          <table:table-cell table:formula="of:=[.A33] &amp; &quot;: { &quot;&quot;id&quot;&quot;: &quot; &amp; [.A33] &amp; &quot;, &quot;&quot;name&quot;&quot;: &quot;&quot;&quot; &amp; [.C33] &amp; &quot;&quot;&quot;, &quot;&quot;code&quot;&quot;: &quot;&quot;&quot; &amp; [.B33] &amp; &quot;&quot;&quot;, },&quot;" office:value-type="string" office:string-value="0x2d: { &quot;id&quot;: 0x2d, &quot;name&quot;: &quot;In Gleeok’s lair…&quot;, &quot;code&quot;: &quot;Gleeok&quot;, }," calcext:value-type="string">
            <text:p>0x2d: { "id": 0x2d, "name": "In Gleeok’s lair…", "code": "Gleeok", },</text:p>
          </table:table-cell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On the Isle of the Dead</text:p>
          </table:table-cell>
          <table:table-cell table:formula="of:=[.A34] &amp; &quot;: { &quot;&quot;id&quot;&quot;: &quot; &amp; [.A34] &amp; &quot;, &quot;&quot;name&quot;&quot;: &quot;&quot;&quot; &amp; [.C34] &amp; &quot;&quot;&quot;, &quot;&quot;code&quot;&quot;: &quot;&quot;&quot; &amp; [.B34] &amp; &quot;&quot;&quot;, },&quot;" office:value-type="string" office:string-value="0x15: { &quot;id&quot;: 0x15, &quot;name&quot;: &quot;On the Isle of the Dead&quot;, &quot;code&quot;: &quot;Dead&quot;, }," calcext:value-type="string">
            <text:p>0x15: { "id": 0x15, "name": "On the Isle of the Dead", "code": "Dead", },</text:p>
          </table:table-cell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Ruins</text:p>
          </table:table-cell>
          <table:table-cell office:value-type="string" calcext:value-type="string">
            <text:p>On the Isle of Ruins</text:p>
          </table:table-cell>
          <table:table-cell table:formula="of:=[.A35] &amp; &quot;: { &quot;&quot;id&quot;&quot;: &quot; &amp; [.A35] &amp; &quot;, &quot;&quot;name&quot;&quot;: &quot;&quot;&quot; &amp; [.C35] &amp; &quot;&quot;&quot;, &quot;&quot;code&quot;&quot;: &quot;&quot;&quot; &amp; [.B35] &amp; &quot;&quot;&quot;, },&quot;" office:value-type="string" office:string-value="0x11: { &quot;id&quot;: 0x11, &quot;name&quot;: &quot;On the Isle of Ruins&quot;, &quot;code&quot;: &quot;Ruins&quot;, }," calcext:value-type="string">
            <text:p>0x11: { "id": 0x11, "name": "On the Isle of Ruins", "code": "Ruins", },</text:p>
          </table:table-cell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Doylan</text:p>
          </table:table-cell>
          <table:table-cell office:value-type="string" calcext:value-type="string">
            <text:p>In Doylan’s Temple</text:p>
          </table:table-cell>
          <table:table-cell table:formula="of:=[.A36] &amp; &quot;: { &quot;&quot;id&quot;&quot;: &quot; &amp; [.A36] &amp; &quot;, &quot;&quot;name&quot;&quot;: &quot;&quot;&quot; &amp; [.C36] &amp; &quot;&quot;&quot;, &quot;&quot;code&quot;&quot;: &quot;&quot;&quot; &amp; [.B36] &amp; &quot;&quot;&quot;, },&quot;" office:value-type="string" office:string-value="0x22: { &quot;id&quot;: 0x22, &quot;name&quot;: &quot;In Doylan’s Temple&quot;, &quot;code&quot;: &quot;Doylan&quot;, }," calcext:value-type="string">
            <text:p>0x22: { "id": 0x22, "name": "In Doylan’s Temple", "code": "Doylan", },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Bremeur</text:p>
          </table:table-cell>
          <table:table-cell office:value-type="string" calcext:value-type="string">
            <text:p>In Bremeur’s Temple</text:p>
          </table:table-cell>
          <table:table-cell table:formula="of:=[.A37] &amp; &quot;: { &quot;&quot;id&quot;&quot;: &quot; &amp; [.A37] &amp; &quot;, &quot;&quot;name&quot;&quot;: &quot;&quot;&quot; &amp; [.C37] &amp; &quot;&quot;&quot;, &quot;&quot;code&quot;&quot;: &quot;&quot;&quot; &amp; [.B37] &amp; &quot;&quot;&quot;, },&quot;" office:value-type="string" office:string-value="0x24: { &quot;id&quot;: 0x24, &quot;name&quot;: &quot;In Bremeur’s Temple&quot;, &quot;code&quot;: &quot;Bremeur&quot;, }," calcext:value-type="string">
            <text:p>0x24: { "id": 0x24, "name": "In Bremeur’s Temple", "code": "Bremeur", },</text:p>
          </table:table-cell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Ruins2</text:p>
          </table:table-cell>
          <table:table-cell office:value-type="string" calcext:value-type="string">
            <text:p>On the Isle of Ruins</text:p>
          </table:table-cell>
          <table:table-cell table:formula="of:=[.A38] &amp; &quot;: { &quot;&quot;id&quot;&quot;: &quot; &amp; [.A38] &amp; &quot;, &quot;&quot;name&quot;&quot;: &quot;&quot;&quot; &amp; [.C38] &amp; &quot;&quot;&quot;, &quot;&quot;code&quot;&quot;: &quot;&quot;&quot; &amp; [.B38] &amp; &quot;&quot;&quot;, },&quot;" office:value-type="string" office:string-value="0x12: { &quot;id&quot;: 0x12, &quot;name&quot;: &quot;On the Isle of Ruins&quot;, &quot;code&quot;: &quot;Ruins2&quot;, }," calcext:value-type="string">
            <text:p>0x12: { "id": 0x12, "name": "On the Isle of Ruins", "code": "Ruins2", },</text:p>
          </table:table-cell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In Max’s Temple</text:p>
          </table:table-cell>
          <table:table-cell table:formula="of:=[.A39] &amp; &quot;: { &quot;&quot;id&quot;&quot;: &quot; &amp; [.A39] &amp; &quot;, &quot;&quot;name&quot;&quot;: &quot;&quot;&quot; &amp; [.C39] &amp; &quot;&quot;&quot;, &quot;&quot;code&quot;&quot;: &quot;&quot;&quot; &amp; [.B39] &amp; &quot;&quot;&quot;, },&quot;" office:value-type="string" office:string-value="0x23: { &quot;id&quot;: 0x23, &quot;name&quot;: &quot;In Max’s Temple&quot;, &quot;code&quot;: &quot;Max&quot;, }," calcext:value-type="string">
            <text:p>0x23: { "id": 0x23, "name": "In Max’s Temple", "code": "Max", },</text:p>
          </table:table-cell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Mutoh</text:p>
          </table:table-cell>
          <table:table-cell office:value-type="string" calcext:value-type="string">
            <text:p>In Mutoh’s Temple</text:p>
          </table:table-cell>
          <table:table-cell table:formula="of:=[.A40] &amp; &quot;: { &quot;&quot;id&quot;&quot;: &quot; &amp; [.A40] &amp; &quot;, &quot;&quot;name&quot;&quot;: &quot;&quot;&quot; &amp; [.C40] &amp; &quot;&quot;&quot;, &quot;&quot;code&quot;&quot;: &quot;&quot;&quot; &amp; [.B40] &amp; &quot;&quot;&quot;, },&quot;" office:value-type="string" office:string-value="0x21: { &quot;id&quot;: 0x21, &quot;name&quot;: &quot;In Mutoh’s Temple&quot;, &quot;code&quot;: &quot;Mutoh&quot;, }," calcext:value-type="string">
            <text:p>0x21: { "id": 0x21, "name": "In Mutoh’s Temple", "code": "Mutoh", },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Eox</text:p>
          </table:table-cell>
          <table:table-cell office:value-type="string" calcext:value-type="string">
            <text:p>In Eox’s lair…</text:p>
          </table:table-cell>
          <table:table-cell table:formula="of:=[.A41] &amp; &quot;: { &quot;&quot;id&quot;&quot;: &quot; &amp; [.A41] &amp; &quot;, &quot;&quot;name&quot;&quot;: &quot;&quot;&quot; &amp; [.C41] &amp; &quot;&quot;&quot;, &quot;&quot;code&quot;&quot;: &quot;&quot;&quot; &amp; [.B41] &amp; &quot;&quot;&quot;, },&quot;" office:value-type="string" office:string-value="0x2f: { &quot;id&quot;: 0x2f, &quot;name&quot;: &quot;In Eox’s lair…&quot;, &quot;code&quot;: &quot;Eox&quot;, }," calcext:value-type="string">
            <text:p>0x2f: { "id": 0x2f, "name": "In Eox’s lair…", "code": "Eox", },</text:p>
          </table:table-cell>
        </table:table-row>
        <table:table-row table:style-name="ro1">
          <table:table-cell office:value-type="string" calcext:value-type="string">
            <text:p>0x1b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On Dee Ess Island</text:p>
          </table:table-cell>
          <table:table-cell table:formula="of:=[.A42] &amp; &quot;: { &quot;&quot;id&quot;&quot;: &quot; &amp; [.A42] &amp; &quot;, &quot;&quot;name&quot;&quot;: &quot;&quot;&quot; &amp; [.C42] &amp; &quot;&quot;&quot;, &quot;&quot;code&quot;&quot;: &quot;&quot;&quot; &amp; [.B42] &amp; &quot;&quot;&quot;, },&quot;" office:value-type="string" office:string-value="0x1b: { &quot;id&quot;: 0x1b, &quot;name&quot;: &quot;On Dee Ess Island&quot;, &quot;code&quot;: &quot;DS&quot;, }," calcext:value-type="string">
            <text:p>0x1b: { "id": 0x1b, "name": "On Dee Ess Island", "code": "DS", },</text:p>
          </table:table-cell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On Spirit Island</text:p>
          </table:table-cell>
          <table:table-cell table:formula="of:=[.A43] &amp; &quot;: { &quot;&quot;id&quot;&quot;: &quot; &amp; [.A43] &amp; &quot;, &quot;&quot;name&quot;&quot;: &quot;&quot;&quot; &amp; [.C43] &amp; &quot;&quot;&quot;, &quot;&quot;code&quot;&quot;: &quot;&quot;&quot; &amp; [.B43] &amp; &quot;&quot;&quot;, },&quot;" office:value-type="string" office:string-value="0x17: { &quot;id&quot;: 0x17, &quot;name&quot;: &quot;On Spirit Island&quot;, &quot;code&quot;: &quot;Spirit&quot;, }," calcext:value-type="string">
            <text:p>0x17: { "id": 0x17, "name": "On Spirit Island", "code": "Spirit", },</text:p>
          </table:table-cell>
        </table:table-row>
        <table:table-row table:style-name="ro1">
          <table:table-cell office:value-type="string" calcext:value-type="string">
            <text:p>0x5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On the Masked Ship</text:p>
          </table:table-cell>
          <table:table-cell table:formula="of:=[.A44] &amp; &quot;: { &quot;&quot;id&quot;&quot;: &quot; &amp; [.A44] &amp; &quot;, &quot;&quot;name&quot;&quot;: &quot;&quot;&quot; &amp; [.C44] &amp; &quot;&quot;&quot;, &quot;&quot;code&quot;&quot;: &quot;&quot;&quot; &amp; [.B44] &amp; &quot;&quot;&quot;, },&quot;" office:value-type="string" office:string-value="0x5: { &quot;id&quot;: 0x5, &quot;name&quot;: &quot;On the Masked Ship&quot;, &quot;code&quot;: &quot;Masked&quot;, }," calcext:value-type="string">
            <text:p>0x5: { "id": 0x5, "name": "On the Masked Ship", "code": "Masked", },</text:p>
          </table:table-cell>
        </table:table-row>
        <table:table-row table:style-name="ro1">
          <table:table-cell office:value-type="string" calcext:value-type="string">
            <text:p>0x7</text:p>
          </table:table-cell>
          <table:table-cell office:value-type="string" calcext:value-type="string">
            <text:p>Traveler2</text:p>
          </table:table-cell>
          <table:table-cell office:value-type="string" calcext:value-type="string">
            <text:p>On a traveler’s ship</text:p>
          </table:table-cell>
          <table:table-cell table:formula="of:=[.A45] &amp; &quot;: { &quot;&quot;id&quot;&quot;: &quot; &amp; [.A45] &amp; &quot;, &quot;&quot;name&quot;&quot;: &quot;&quot;&quot; &amp; [.C45] &amp; &quot;&quot;&quot;, &quot;&quot;code&quot;&quot;: &quot;&quot;&quot; &amp; [.B45] &amp; &quot;&quot;&quot;, },&quot;" office:value-type="string" office:string-value="0x7: { &quot;id&quot;: 0x7, &quot;name&quot;: &quot;On a traveler’s ship&quot;, &quot;code&quot;: &quot;Traveler2&quot;, }," calcext:value-type="string">
            <text:p>0x7: { "id": 0x7, "name": "On a traveler’s ship", "code": "Traveler2", },</text:p>
          </table:table-cell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Uncharted</text:p>
          </table:table-cell>
          <table:table-cell office:value-type="string" calcext:value-type="string">
            <text:p>On an uncharted island</text:p>
          </table:table-cell>
          <table:table-cell table:formula="of:=[.A46] &amp; &quot;: { &quot;&quot;id&quot;&quot;: &quot; &amp; [.A46] &amp; &quot;, &quot;&quot;name&quot;&quot;: &quot;&quot;&quot; &amp; [.C46] &amp; &quot;&quot;&quot;, &quot;&quot;code&quot;&quot;: &quot;&quot;&quot; &amp; [.B46] &amp; &quot;&quot;&quot;, },&quot;" office:value-type="string" office:string-value="0x1a: { &quot;id&quot;: 0x1a, &quot;name&quot;: &quot;On an uncharted island&quot;, &quot;code&quot;: &quot;Uncharted&quot;, }," calcext:value-type="string">
            <text:p>0x1a: { "id": 0x1a, "name": "On an uncharted island", "code": "Uncharted", },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Bannan</text:p>
          </table:table-cell>
          <table:table-cell office:value-type="string" calcext:value-type="string">
            <text:p>On Bannan Island</text:p>
          </table:table-cell>
          <table:table-cell table:formula="of:=[.A47] &amp; &quot;: { &quot;&quot;id&quot;&quot;: &quot; &amp; [.A47] &amp; &quot;, &quot;&quot;name&quot;&quot;: &quot;&quot;&quot; &amp; [.C47] &amp; &quot;&quot;&quot;, &quot;&quot;code&quot;&quot;: &quot;&quot;&quot; &amp; [.B47] &amp; &quot;&quot;&quot;, },&quot;" office:value-type="string" office:string-value="0x14: { &quot;id&quot;: 0x14, &quot;name&quot;: &quot;On Bannan Island&quot;, &quot;code&quot;: &quot;Bannan&quot;, }," calcext:value-type="string">
            <text:p>0x14: { "id": 0x14, "name": "On Bannan Island", "code": "Bannan", },</text:p>
          </table:table-cell>
        </table:table-row>
        <table:table-row table:style-name="ro1">
          <table:table-cell office:value-type="string" calcext:value-type="string">
            <text:p>0x1</text:p>
          </table:table-cell>
          <table:table-cell office:value-type="string" calcext:value-type="string">
            <text:p>CannonMinigame</text:p>
          </table:table-cell>
          <table:table-cell office:value-type="string" calcext:value-type="string">
            <text:p>Playing the cannon minigame</text:p>
          </table:table-cell>
          <table:table-cell table:formula="of:=[.A48] &amp; &quot;: { &quot;&quot;id&quot;&quot;: &quot; &amp; [.A48] &amp; &quot;, &quot;&quot;name&quot;&quot;: &quot;&quot;&quot; &amp; [.C48] &amp; &quot;&quot;&quot;, &quot;&quot;code&quot;&quot;: &quot;&quot;&quot; &amp; [.B48] &amp; &quot;&quot;&quot;, },&quot;" office:value-type="string" office:string-value="0x1: { &quot;id&quot;: 0x1, &quot;name&quot;: &quot;Playing the cannon minigame&quot;, &quot;code&quot;: &quot;CannonMinigame&quot;, }," calcext:value-type="string">
            <text:p>0x1: { "id": 0x1, "name": "Playing the cannon minigame", "code": "CannonMinigame", },</text:p>
          </table:table-cell>
        </table:table-row>
        <table:table-row table:style-name="ro1">
          <table:table-cell office:value-type="string" calcext:value-type="string">
            <text:p>0x2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Fishing somewhere on the Great Sea</text:p>
          </table:table-cell>
          <table:table-cell table:formula="of:=[.A49] &amp; &quot;: { &quot;&quot;id&quot;&quot;: &quot; &amp; [.A49] &amp; &quot;, &quot;&quot;name&quot;&quot;: &quot;&quot;&quot; &amp; [.C49] &amp; &quot;&quot;&quot;, &quot;&quot;code&quot;&quot;: &quot;&quot;&quot; &amp; [.B49] &amp; &quot;&quot;&quot;, },&quot;" office:value-type="string" office:string-value="0x2: { &quot;id&quot;: 0x2, &quot;name&quot;: &quot;Fishing somewhere on the Great Sea&quot;, &quot;code&quot;: &quot;Fish&quot;, }," calcext:value-type="string">
            <text:p>0x2: { "id": 0x2, "name": "Fishing somewhere on the Great Sea", "code": "Fish", },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Harrow</text:p>
          </table:table-cell>
          <table:table-cell office:value-type="string" calcext:value-type="string">
            <text:p>On Harrow Island</text:p>
          </table:table-cell>
          <table:table-cell table:formula="of:=[.A50] &amp; &quot;: { &quot;&quot;id&quot;&quot;: &quot; &amp; [.A50] &amp; &quot;, &quot;&quot;name&quot;&quot;: &quot;&quot;&quot; &amp; [.C50] &amp; &quot;&quot;&quot;, &quot;&quot;code&quot;&quot;: &quot;&quot;&quot; &amp; [.B50] &amp; &quot;&quot;&quot;, },&quot;" office:value-type="string" office:string-value="0x18: { &quot;id&quot;: 0x18, &quot;name&quot;: &quot;On Harrow Island&quot;, &quot;code&quot;: &quot;Harrow&quot;, }," calcext:value-type="string">
            <text:p>0x18: { "id": 0x18, "name": "On Harrow Island", "code": "Harrow", },</text:p>
          </table:table-cell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Wayfarer</text:p>
          </table:table-cell>
          <table:table-cell office:value-type="string" calcext:value-type="string">
            <text:p>On the S.S. Wayfarer</text:p>
          </table:table-cell>
          <table:table-cell table:formula="of:=[.A51] &amp; &quot;: { &quot;&quot;id&quot;&quot;: &quot; &amp; [.A51] &amp; &quot;, &quot;&quot;name&quot;&quot;: &quot;&quot;&quot; &amp; [.C51] &amp; &quot;&quot;&quot;, &quot;&quot;code&quot;&quot;: &quot;&quot;&quot; &amp; [.B51] &amp; &quot;&quot;&quot;, },&quot;" office:value-type="string" office:string-value="0x8: { &quot;id&quot;: 0x8, &quot;name&quot;: &quot;On the S.S. Wayfarer&quot;, &quot;code&quot;: &quot;Wayfarer&quot;, }," calcext:value-type="string">
            <text:p>0x8: { "id": 0x8, "name": "On the S.S. Wayfarer", "code": "Wayfarer", },</text:p>
          </table:table-cell>
        </table:table-row>
        <table:table-row table:style-name="ro1">
          <table:table-cell office:value-type="string" calcext:value-type="string">
            <text:p>0x6</text:p>
          </table:table-cell>
          <table:table-cell office:value-type="string" calcext:value-type="string">
            <text:p>Smiles</text:p>
          </table:table-cell>
          <table:table-cell office:value-type="string" calcext:value-type="string">
            <text:p>On the Man of Smiles’ ship</text:p>
          </table:table-cell>
          <table:table-cell table:formula="of:=[.A52] &amp; &quot;: { &quot;&quot;id&quot;&quot;: &quot; &amp; [.A52] &amp; &quot;, &quot;&quot;name&quot;&quot;: &quot;&quot;&quot; &amp; [.C52] &amp; &quot;&quot;&quot;, &quot;&quot;code&quot;&quot;: &quot;&quot;&quot; &amp; [.B52] &amp; &quot;&quot;&quot;, },&quot;" office:value-type="string" office:string-value="0x6: { &quot;id&quot;: 0x6, &quot;name&quot;: &quot;On the Man of Smiles’ ship&quot;, &quot;code&quot;: &quot;Smiles&quot;, }," calcext:value-type="string">
            <text:p>0x6: { "id": 0x6, "name": "On the Man of Smiles’ ship", "code": "Smiles", },</text:p>
          </table:table-cell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Maze</text:p>
          </table:table-cell>
          <table:table-cell office:value-type="string" calcext:value-type="string">
            <text:p>On Maze Island</text:p>
          </table:table-cell>
          <table:table-cell table:formula="of:=[.A53] &amp; &quot;: { &quot;&quot;id&quot;&quot;: &quot; &amp; [.A53] &amp; &quot;, &quot;&quot;name&quot;&quot;: &quot;&quot;&quot; &amp; [.C53] &amp; &quot;&quot;&quot;, &quot;&quot;code&quot;&quot;: &quot;&quot;&quot; &amp; [.B53] &amp; &quot;&quot;&quot;, },&quot;" office:value-type="string" office:string-value="0x19: { &quot;id&quot;: 0x19, &quot;name&quot;: &quot;On Maze Island&quot;, &quot;code&quot;: &quot;Maze&quot;, }," calcext:value-type="string">
            <text:p>0x19: { "id": 0x19, "name": "On Maze Island", "code": "Maze", },</text:p>
          </table:table-cell>
        </table:table-row>
        <table:table-row table:style-name="ro1">
          <table:table-cell office:value-type="string" calcext:value-type="string">
            <text:p>0x844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On the download play screen</text:p>
          </table:table-cell>
          <table:table-cell table:formula="of:=[.A54] &amp; &quot;: { &quot;&quot;id&quot;&quot;: &quot; &amp; [.A54] &amp; &quot;, &quot;&quot;name&quot;&quot;: &quot;&quot;&quot; &amp; [.C54] &amp; &quot;&quot;&quot;, &quot;&quot;code&quot;&quot;: &quot;&quot;&quot; &amp; [.B54] &amp; &quot;&quot;&quot;, },&quot;" office:value-type="string" office:string-value="0x844: { &quot;id&quot;: 0x844, &quot;name&quot;: &quot;On the download play screen&quot;, &quot;code&quot;: &quot;Download&quot;, }," calcext:value-type="string">
            <text:p>0x844: { "id": 0x844, "name": "On the download play screen", "code": "Download", },</text:p>
          </table:table-cell>
        </table:table-row>
        <table:table-row table:style-name="ro1">
          <table:table-cell table:number-columns-repeated="3"/>
          <table:table-cell table:formula="of:=[.A55] &amp; &quot;: { &quot;&quot;id&quot;&quot;: &quot; &amp; [.A55] &amp; &quot;, &quot;&quot;name&quot;&quot;: &quot;&quot;&quot; &amp; [.C55] &amp; &quot;&quot;&quot;, &quot;&quot;code&quot;&quot;: &quot;&quot;&quot; &amp; [.B5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6] &amp; &quot;: { &quot;&quot;id&quot;&quot;: &quot; &amp; [.A56] &amp; &quot;, &quot;&quot;name&quot;&quot;: &quot;&quot;&quot; &amp; [.C56] &amp; &quot;&quot;&quot;, &quot;&quot;code&quot;&quot;: &quot;&quot;&quot; &amp; [.B5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7] &amp; &quot;: { &quot;&quot;id&quot;&quot;: &quot; &amp; [.A57] &amp; &quot;, &quot;&quot;name&quot;&quot;: &quot;&quot;&quot; &amp; [.C57] &amp; &quot;&quot;&quot;, &quot;&quot;code&quot;&quot;: &quot;&quot;&quot; &amp; [.B5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8] &amp; &quot;: { &quot;&quot;id&quot;&quot;: &quot; &amp; [.A58] &amp; &quot;, &quot;&quot;name&quot;&quot;: &quot;&quot;&quot; &amp; [.C58] &amp; &quot;&quot;&quot;, &quot;&quot;code&quot;&quot;: &quot;&quot;&quot; &amp; [.B5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9] &amp; &quot;: { &quot;&quot;id&quot;&quot;: &quot; &amp; [.A59] &amp; &quot;, &quot;&quot;name&quot;&quot;: &quot;&quot;&quot; &amp; [.C59] &amp; &quot;&quot;&quot;, &quot;&quot;code&quot;&quot;: &quot;&quot;&quot; &amp; [.B5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0] &amp; &quot;: { &quot;&quot;id&quot;&quot;: &quot; &amp; [.A60] &amp; &quot;, &quot;&quot;name&quot;&quot;: &quot;&quot;&quot; &amp; [.C60] &amp; &quot;&quot;&quot;, &quot;&quot;code&quot;&quot;: &quot;&quot;&quot; &amp; [.B6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1] &amp; &quot;: { &quot;&quot;id&quot;&quot;: &quot; &amp; [.A61] &amp; &quot;, &quot;&quot;name&quot;&quot;: &quot;&quot;&quot; &amp; [.C61] &amp; &quot;&quot;&quot;, &quot;&quot;code&quot;&quot;: &quot;&quot;&quot; &amp; [.B6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2] &amp; &quot;: { &quot;&quot;id&quot;&quot;: &quot; &amp; [.A62] &amp; &quot;, &quot;&quot;name&quot;&quot;: &quot;&quot;&quot; &amp; [.C62] &amp; &quot;&quot;&quot;, &quot;&quot;code&quot;&quot;: &quot;&quot;&quot; &amp; [.B6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3] &amp; &quot;: { &quot;&quot;id&quot;&quot;: &quot; &amp; [.A63] &amp; &quot;, &quot;&quot;name&quot;&quot;: &quot;&quot;&quot; &amp; [.C63] &amp; &quot;&quot;&quot;, &quot;&quot;code&quot;&quot;: &quot;&quot;&quot; &amp; [.B6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4] &amp; &quot;: { &quot;&quot;id&quot;&quot;: &quot; &amp; [.A64] &amp; &quot;, &quot;&quot;name&quot;&quot;: &quot;&quot;&quot; &amp; [.C64] &amp; &quot;&quot;&quot;, &quot;&quot;code&quot;&quot;: &quot;&quot;&quot; &amp; [.B6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5] &amp; &quot;: { &quot;&quot;id&quot;&quot;: &quot; &amp; [.A65] &amp; &quot;, &quot;&quot;name&quot;&quot;: &quot;&quot;&quot; &amp; [.C65] &amp; &quot;&quot;&quot;, &quot;&quot;code&quot;&quot;: &quot;&quot;&quot; &amp; [.B6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6] &amp; &quot;: { &quot;&quot;id&quot;&quot;: &quot; &amp; [.A66] &amp; &quot;, &quot;&quot;name&quot;&quot;: &quot;&quot;&quot; &amp; [.C66] &amp; &quot;&quot;&quot;, &quot;&quot;code&quot;&quot;: &quot;&quot;&quot; &amp; [.B6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7] &amp; &quot;: { &quot;&quot;id&quot;&quot;: &quot; &amp; [.A67] &amp; &quot;, &quot;&quot;name&quot;&quot;: &quot;&quot;&quot; &amp; [.C67] &amp; &quot;&quot;&quot;, &quot;&quot;code&quot;&quot;: &quot;&quot;&quot; &amp; [.B6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8] &amp; &quot;: { &quot;&quot;id&quot;&quot;: &quot; &amp; [.A68] &amp; &quot;, &quot;&quot;name&quot;&quot;: &quot;&quot;&quot; &amp; [.C68] &amp; &quot;&quot;&quot;, &quot;&quot;code&quot;&quot;: &quot;&quot;&quot; &amp; [.B6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9] &amp; &quot;: { &quot;&quot;id&quot;&quot;: &quot; &amp; [.A69] &amp; &quot;, &quot;&quot;name&quot;&quot;: &quot;&quot;&quot; &amp; [.C69] &amp; &quot;&quot;&quot;, &quot;&quot;code&quot;&quot;: &quot;&quot;&quot; &amp; [.B6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0] &amp; &quot;: { &quot;&quot;id&quot;&quot;: &quot; &amp; [.A70] &amp; &quot;, &quot;&quot;name&quot;&quot;: &quot;&quot;&quot; &amp; [.C70] &amp; &quot;&quot;&quot;, &quot;&quot;code&quot;&quot;: &quot;&quot;&quot; &amp; [.B7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1] &amp; &quot;: { &quot;&quot;id&quot;&quot;: &quot; &amp; [.A71] &amp; &quot;, &quot;&quot;name&quot;&quot;: &quot;&quot;&quot; &amp; [.C71] &amp; &quot;&quot;&quot;, &quot;&quot;code&quot;&quot;: &quot;&quot;&quot; &amp; [.B7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2] &amp; &quot;: { &quot;&quot;id&quot;&quot;: &quot; &amp; [.A72] &amp; &quot;, &quot;&quot;name&quot;&quot;: &quot;&quot;&quot; &amp; [.C72] &amp; &quot;&quot;&quot;, &quot;&quot;code&quot;&quot;: &quot;&quot;&quot; &amp; [.B7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3] &amp; &quot;: { &quot;&quot;id&quot;&quot;: &quot; &amp; [.A73] &amp; &quot;, &quot;&quot;name&quot;&quot;: &quot;&quot;&quot; &amp; [.C73] &amp; &quot;&quot;&quot;, &quot;&quot;code&quot;&quot;: &quot;&quot;&quot; &amp; [.B7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4] &amp; &quot;: { &quot;&quot;id&quot;&quot;: &quot; &amp; [.A74] &amp; &quot;, &quot;&quot;name&quot;&quot;: &quot;&quot;&quot; &amp; [.C74] &amp; &quot;&quot;&quot;, &quot;&quot;code&quot;&quot;: &quot;&quot;&quot; &amp; [.B7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5] &amp; &quot;: { &quot;&quot;id&quot;&quot;: &quot; &amp; [.A75] &amp; &quot;, &quot;&quot;name&quot;&quot;: &quot;&quot;&quot; &amp; [.C75] &amp; &quot;&quot;&quot;, &quot;&quot;code&quot;&quot;: &quot;&quot;&quot; &amp; [.B7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6] &amp; &quot;: { &quot;&quot;id&quot;&quot;: &quot; &amp; [.A76] &amp; &quot;, &quot;&quot;name&quot;&quot;: &quot;&quot;&quot; &amp; [.C76] &amp; &quot;&quot;&quot;, &quot;&quot;code&quot;&quot;: &quot;&quot;&quot; &amp; [.B7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7] &amp; &quot;: { &quot;&quot;id&quot;&quot;: &quot; &amp; [.A77] &amp; &quot;, &quot;&quot;name&quot;&quot;: &quot;&quot;&quot; &amp; [.C77] &amp; &quot;&quot;&quot;, &quot;&quot;code&quot;&quot;: &quot;&quot;&quot; &amp; [.B7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/00/0000</text:date>, <text:time style:data-style-name="N2" text:time-value="19:17:34.2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9T23:08:37.017000000</meta:creation-date>
    <dc:date>2021-02-23T19:17:51.418000000</dc:date>
    <meta:editing-duration>P4DT10H23M32S</meta:editing-duration>
    <meta:editing-cycles>177</meta:editing-cycles>
    <meta:generator>LibreOffice/6.3.4.2$Windows_X86_64 LibreOffice_project/60da17e045e08f1793c57c00ba83cdfce946d0aa</meta:generator>
    <meta:document-statistic meta:table-count="1" meta:cell-count="239" meta:object-count="0"/>
  </office:meta>
</office:document-meta>
</file>